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2fa6015"/>
    </style:style>
    <style:style style:name="P3" style:family="paragraph" style:parent-style-name="Text_20_body">
      <style:text-properties officeooo:rsid="00552aaa" officeooo:paragraph-rsid="0056c254"/>
    </style:style>
    <style:style style:name="P4" style:family="paragraph" style:parent-style-name="Text_20_body">
      <style:text-properties officeooo:rsid="005653dc" officeooo:paragraph-rsid="005653dc"/>
    </style:style>
    <style:style style:name="P5" style:family="paragraph" style:parent-style-name="Text_20_body">
      <style:text-properties officeooo:rsid="005653dc" officeooo:paragraph-rsid="0056c254"/>
    </style:style>
    <style:style style:name="P6" style:family="paragraph" style:parent-style-name="Text_20_body">
      <style:text-properties officeooo:rsid="0050cfd2" officeooo:paragraph-rsid="0056c254"/>
    </style:style>
    <style:style style:name="P7" style:family="paragraph" style:parent-style-name="Text_20_body">
      <style:text-properties officeooo:rsid="00590474" officeooo:paragraph-rsid="00590474"/>
    </style:style>
    <style:style style:name="P8" style:family="paragraph" style:parent-style-name="Text_20_body">
      <style:text-properties officeooo:rsid="005c492b" officeooo:paragraph-rsid="005c492b"/>
    </style:style>
    <style:style style:name="P9" style:family="paragraph" style:parent-style-name="Table_20_Contents">
      <style:paragraph-properties fo:margin-left="0cm" fo:margin-right="0cm" fo:text-indent="0cm" style:auto-text-indent="fals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12" style:family="paragraph" style:parent-style-name="Text_20_body">
      <style:text-properties fo:font-variant="normal" fo:text-transform="none" fo:color="#202124" loext:opacity="100%" style:font-name="Arial1" fo:font-size="12pt" fo:letter-spacing="normal" fo:font-style="normal" fo:font-weight="normal" officeooo:rsid="005c492b" officeooo:paragraph-rsid="005c492b" style:font-size-asian="12pt" style:font-size-complex="12pt" loext:padding="0cm" loext:border="none"/>
    </style:style>
    <style:style style:name="P13" style:family="paragraph" style:parent-style-name="Text_20_body">
      <style:text-properties officeooo:rsid="005c492b" officeooo:paragraph-rsid="005c492b"/>
    </style:style>
    <style:style style:name="P14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5" style:family="paragraph" style:parent-style-name="Standard">
      <style:text-properties officeooo:paragraph-rsid="004f48b3"/>
    </style:style>
    <style:style style:name="P16" style:family="paragraph" style:parent-style-name="Standard">
      <style:text-properties fo:font-size="11pt" officeooo:rsid="005f6208" officeooo:paragraph-rsid="005f6208" style:font-size-asian="11pt" style:font-size-complex="11pt"/>
    </style:style>
    <style:style style:name="P17" style:family="paragraph" style:parent-style-name="Standard">
      <style:text-properties fo:font-size="11pt" style:text-underline-style="none" officeooo:rsid="005f6208" officeooo:paragraph-rsid="005f6208" style:font-size-asian="11pt" style:font-size-complex="11pt"/>
    </style:style>
    <style:style style:name="P18" style:family="paragraph" style:parent-style-name="Standard">
      <style:text-properties fo:color="#c9211e" loext:opacity="100%" fo:font-size="11pt" style:text-underline-style="solid" style:text-underline-width="auto" style:text-underline-color="font-color" officeooo:rsid="005f6208" officeooo:paragraph-rsid="005f6208" style:font-size-asian="11pt" style:font-size-complex="11pt"/>
    </style:style>
    <style:style style:name="P19" style:family="paragraph" style:parent-style-name="Standard">
      <style:text-properties fo:color="#c9211e" loext:opacity="100%" fo:font-size="11pt" style:text-underline-style="none" officeooo:rsid="005f6208" officeooo:paragraph-rsid="005f6208" style:font-size-asian="11pt" style:font-size-complex="11pt"/>
    </style:style>
    <style:style style:name="P20" style:family="paragraph" style:parent-style-name="Standard">
      <style:text-properties fo:color="#000000" loext:opacity="100%" fo:font-size="11pt" style:text-underline-style="none" officeooo:rsid="005f6208" officeooo:paragraph-rsid="005f6208" style:font-size-asian="11pt" style:font-size-complex="11pt"/>
    </style:style>
    <style:style style:name="P21" style:family="paragraph" style:parent-style-name="Standard">
      <style:text-properties officeooo:paragraph-rsid="005f6208"/>
    </style:style>
    <style:style style:name="P22" style:family="paragraph" style:parent-style-name="Standard">
      <style:text-properties officeooo:paragraph-rsid="00619f97"/>
    </style:style>
    <style:style style:name="P23" style:family="paragraph" style:parent-style-name="Standard">
      <style:text-properties fo:color="#b2b2b2" loext:opacity="100%" fo:font-size="11pt" style:text-underline-style="none" officeooo:rsid="005f6208" officeooo:paragraph-rsid="00619f97" style:font-size-asian="11pt" style:font-size-complex="11pt"/>
    </style:style>
    <style:style style:name="P24" style:family="paragraph" style:parent-style-name="Standard">
      <style:text-properties fo:color="#b2b2b2" loext:opacity="100%" officeooo:paragraph-rsid="00619f97"/>
    </style:style>
    <style:style style:name="P25" style:family="paragraph" style:parent-style-name="Standard">
      <style:text-properties fo:color="#b2b2b2" loext:opacity="100%" officeooo:rsid="00619f97" officeooo:paragraph-rsid="00619f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594ac1" style:font-weight-asian="bold" style:font-weight-complex="bold"/>
    </style:style>
    <style:style style:name="T4" style:family="text">
      <style:text-properties officeooo:rsid="00552aaa"/>
    </style:style>
    <style:style style:name="T5" style:family="text">
      <style:text-properties officeooo:rsid="005653dc"/>
    </style:style>
    <style:style style:name="T6" style:family="text">
      <style:text-properties officeooo:rsid="005721e9"/>
    </style:style>
    <style:style style:name="T7" style:family="text">
      <style:text-properties fo:font-variant="normal" fo:text-transform="none" fo:color="#202124" loext:opacity="100%" style:font-name="arial" fo:font-size="22.5pt" fo:letter-spacing="normal" fo:font-style="normal" fo:font-weight="normal" officeooo:rsid="00619f97"/>
    </style:style>
    <style:style style:name="T8" style:family="text">
      <style:text-properties fo:font-variant="normal" fo:text-transform="none" fo:color="#202124" loext:opacity="100%" style:font-name="Arial1" fo:font-size="12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size="11pt" style:text-underline-style="none" style:font-size-asian="11pt" style:font-size-complex="11pt"/>
    </style:style>
    <style:style style:name="T10" style:family="text">
      <style:text-properties fo:font-size="11pt" style:text-underline-style="none" officeooo:rsid="005f6208" style:font-size-asian="11pt" style:font-size-complex="11pt"/>
    </style:style>
    <style:style style:name="T11" style:family="text">
      <style:text-properties fo:font-size="11pt" style:text-underline-style="none" officeooo:rsid="00619f97" style:font-size-asian="11pt" style:font-size-complex="11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fo:font-size="11pt" style:text-underline-style="none" style:font-size-asian="11pt" style:font-size-complex="11pt"/>
    </style:style>
    <style:style style:name="T14" style:family="text">
      <style:text-properties fo:color="#000000" loext:opacity="100%" fo:font-size="11pt" style:text-underline-style="none" officeooo:rsid="005f6208" style:font-size-asian="11pt" style:font-size-complex="11pt"/>
    </style:style>
    <style:style style:name="T15" style:family="text">
      <style:text-properties fo:color="#000000" loext:opacity="100%" fo:font-size="11pt" style:text-underline-style="none" officeooo:rsid="00619f97" style:font-size-asian="11pt" style:font-size-complex="11pt"/>
    </style:style>
    <style:style style:name="T16" style:family="text">
      <style:text-properties fo:color="#000000" loext:opacity="100%" officeooo:rsid="00619f97"/>
    </style:style>
    <style:style style:name="T17" style:family="text">
      <style:text-properties officeooo:rsid="00619f9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eLine2100676235120">
          <table:table-cell table:style-name="Tabla1.A1" office:value-type="string">
            <text:p text:style-name="P10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9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2"/>
      <text:p text:style-name="Standard"/>
      <table:table table:name="Tabla4" table:style-name="Tabla4">
        <table:table-column table:style-name="Tabla4.A"/>
        <table:table-column table:style-name="Tabla4.B"/>
        <table:table-row table:style-name="TableLine2100676228320">
          <table:table-cell table:style-name="Tabla4.A1" office:value-type="string">
            <text:p text:style-name="P11"><draw:frame draw:style-name="fr1" draw:name="Imagen8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4.B1" office:value-type="string">
            <text:p text:style-name="P6">1. <text:span text:style-name="T4">Dado un teléfono móbil coas seguintes características:</text:span></text:p>
            <text:p text:style-name="P3"><text:span text:style-name="T5">Captura de vídeo:</text:span> 720p (1280x720 pixeles) <text:span text:style-name="T5">a 30fps e 32 bits</text:span></text:p>
            <text:p text:style-name="P5">Captura de audio: son estéreo con calidade de 16 bits e 2<text:span text:style-name="T6">2,1</text:span> kHz</text:p>
            <text:p text:style-name="P4">Se o espazo de almacenamento libre do que dispoñemos é de 5 GB, indica a duración máxima de vídeo que podemos gravar.</text:p>
            <text:p text:style-name="P7">Realiza os cálculos empregando unidades de almacenamento en potencias de dous.</text:p>
            <text:p text:style-name="P7">Imaxe:</text:p>
            <text:p text:style-name="P8">(1280*720*32)/(8*1024*1024) * 30 = 105,469 MiB/s</text:p>
            <text:p text:style-name="P8">Audio:</text:p>
            <text:p text:style-name="P8">(22.1*1000*16*2) / (8*1024*1024) = 0.082MiB/s</text:p>
            <text:p text:style-name="P8">Ambos:</text:p>
            <text:p text:style-name="P8">105,469 + 0.082 = 105,551 MiB/s</text:p>
            <text:p text:style-name="P8">5GB -&gt; MiB:</text:p>
            <text:p text:style-name="P8">(5*1000*1000*1000)/(1024*1024) = <text:span text:style-name="T8">4768.372MiB</text:span></text:p>
            <text:p text:style-name="P12">Tiempo:</text:p>
            <text:p text:style-name="P8"><text:span text:style-name="T8">4768,372/105,551 = 45,17 segundos</text:span></text:p>
          </table:table-cell>
        </table:table-row>
      </table:table>
      <text:p text:style-name="P15"/>
      <text:p text:style-name="P18">Video:</text:p>
      <text:p text:style-name="P16">Espazo para gardar unha imaxe: 1280x720x32 bits = 29491200 bits</text:p>
      <text:p text:style-name="P16"/>
      <text:p text:style-name="P16">Espazo para gardar un segundo de video=Espazo para gardar unha imaxe*30</text:p>
      <text:p text:style-name="P16">Espazo para gardar un segundo de video=29491200*30=884736000 bits</text:p>
      <text:p text:style-name="P16"/>
      <text:p text:style-name="P16">Espazo para gardar vídeo= 884736000/8=110592000 bytes/s</text:p>
      <text:p text:style-name="P16"/>
      <text:p text:style-name="P18">Audio:</text:p>
      <text:p text:style-name="P17">Espazo para gardar un segundo de audio=22.1*1000*16*2 bits = 707200 bits</text:p>
      <text:p text:style-name="P17">Espazo para gardar audio=707200/8 = 88400 bytes/s</text:p>
      <text:p text:style-name="P17"/>
      <text:p text:style-name="P18">Material audiovisual:</text:p>
      <text:p text:style-name="P17">Espazo para gardar material audiovisual= Espazo para gardar video + Espazo para gardar audio</text:p>
      <text:p text:style-name="P17">Espazo para gardar material audiovisual= <text:s/>110592000 + <text:s/>88400= 110680400 bytes/s</text:p>
      <text:p text:style-name="P24"><text:soft-page-break/><text:span text:style-name="T10">Espazo para gardar material audiovisual </text:span><text:span text:style-name="T11">[KiB]= <text:s/></text:span><text:span text:style-name="T10">110592000/</text:span><text:span text:style-name="T11">1024 = 108086,328125 KiB/s</text:span></text:p>
      <text:p text:style-name="P25"><text:span text:style-name="T11">E</text:span><text:span text:style-name="T9">spazo para gardar material audiovisual [MiB]= <text:s/>108086,328125/1024 = 105,55 MiB</text:span></text:p>
      <text:p text:style-name="P22"><text:span text:style-name="T15"/></text:p>
      <text:p text:style-name="P17"/>
      <text:p text:style-name="P19">Espazo libre no móbil:</text:p>
      <text:p text:style-name="P20">Espazo libre = 5GB =&gt; Espazo libre = 5*1000*1000*1000=5000000000 bytes</text:p>
      <text:p text:style-name="P20"/>
      <text:p text:style-name="P23">Espazo libre <text:span text:style-name="T17">[KiB]</text:span>= 5GB =&gt; Espazo libre <text:span text:style-name="T17">= 5000000000/1024 = 4882812,5 KiB</text:span></text:p>
      <text:p text:style-name="P23">Espazo libre <text:span text:style-name="T17">[MiB]</text:span>= 5GB =&gt; Espazo libre <text:span text:style-name="T17">= <text:s/>4882812,5/1024 = 4768,37 MiB</text:span></text:p>
      <text:p text:style-name="P20"/>
      <text:p text:style-name="P20">Tempo que podo almacenar= Espazo libre / Espazo para gardar material audiovisual</text:p>
      <text:p text:style-name="P21"><text:span text:style-name="T14">Tempo que podo almacenar = 5000000000/ 110592000= 45.175 segundo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2-09-20T17:46:01.295000000</dc:date>
    <meta:editing-duration>PT8H36M45S</meta:editing-duration>
    <meta:editing-cycles>143</meta:editing-cycles>
    <meta:generator>LibreOffice/7.1.2.2$Windows_X86_64 LibreOffice_project/8a45595d069ef5570103caea1b71cc9d82b2aae4</meta:generator>
    <meta:document-statistic meta:table-count="2" meta:image-count="2" meta:object-count="0" meta:page-count="2" meta:paragraph-count="39" meta:word-count="261" meta:character-count="1766" meta:non-whitespace-character-count="1534"/>
  </office:meta>
</office:document-meta>
</file>